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2A100002C3800001A0D08C27900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33654.23">
            <text:p>33.654,23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7654.45">
            <text:p>7.654,4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42456.43">
            <text:p>42.456,43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5674.34">
            <text:p>5.674,3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51258.63">
            <text:p>51.258,6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3694.23">
            <text:p>3.694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60060.83">
            <text:p>60.060,83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2714.12">
            <text:p>2.714,1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68863.03">
            <text:p>68.863,03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3456.54">
            <text:p>3.456,5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77665.23">
            <text:p>77.665,23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4198.96">
            <text:p>4.198,96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86467.43">
            <text:p>86.467,43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4941.38">
            <text:p>4.941,38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95269.63">
            <text:p>95.269,63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5683.8">
            <text:p>5.683,8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071.83">
            <text:p>64.071,83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26.22">
            <text:p>6.426,2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72874.03">
            <text:p>72.874,03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5432.21">
            <text:p>5.432,21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1676.23">
            <text:p>41.676,23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438.2">
            <text:p>4.438,2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30478.43">
            <text:p>30.478,43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4444.19">
            <text:p>4.444,19 €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>
            <draw:frame table:end-cell-address="Sheet1.G34" table:end-x="0.03cm" table:end-y="0.347cm" draw:z-index="0" svg:width="11.319cm" svg:height="6.668cm" svg:x="0cm" svg:y="0.001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  <table:table-cell/>
          <table:table-cell>
            <draw:frame table:end-cell-address="Sheet1.M34" table:end-x="0.029cm" table:end-y="0.346cm" draw:z-index="1" draw:name="Graphics 1" draw:style-name="gr1" draw:text-style-name="P1" svg:width="11.319cm" svg:height="6.668cm" svg:x="0cm" svg:y="0cm">
              <draw:image xlink:href="Pictures/200002A100002C3800001A0D08C27900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4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41:04</dc:date>
    <dc:language>en-US</dc:language>
    <meta:editing-cycles>4</meta:editing-cycles>
    <meta:editing-duration>PT8M53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2.3999996185303pt" style:font-family-asian="'Andale Sans UI'" style:font-pitch-asian="variable" style:font-size-asian="12.3999996185303pt" style:font-family-complex="Tahoma" style:font-pitch-complex="variable" style:font-size-complex="12.3999996185303pt"/>
    </style:style>
    <style:style style:name="ch3" style:family="chart">
      <style:graphic-properties draw:fill="solid" draw:fill-color="#d9d9d9"/>
      <style:text-properties fo:font-family="Albany" style:font-family-generic="swiss" style:font-pitch="variable" fo:font-size="5.69999980926514pt" style:font-family-asian="'Andale Sans UI'" style:font-pitch-asian="variable" style:font-size-asian="5.69999980926514pt" style:font-family-complex="Tahoma" style:font-pitch-complex="variable" style:font-size-complex="5.69999980926514pt"/>
    </style:style>
    <style:style style:name="ch4" style:family="chart">
      <style:chart-properties chart:japanese-candle-stick="false" chart:stock-with-volume="false" chart:three-dimensional="false" chart:deep="false" chart:lines="true" chart:interpolation="b-spline" chart:symbol-type="none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06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6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8.60000038146973pt" style:font-family-asian="'Andale Sans UI'" style:font-pitch-asian="variable" style:font-size-asian="8.60000038146973pt" style:font-family-complex="Tahoma" style:font-pitch-complex="variable" style:font-size-complex="8.60000038146973pt"/>
    </style:style>
    <style:style style:name="ch7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2500" chart:maximum="35000" chart:origin="2500" chart:interval-major="25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lbany" style:font-family-generic="swiss" style:font-pitch="variable" fo:font-size="5.69999980926514pt" style:font-family-asian="'Andale Sans UI'" style:font-pitch-asian="variable" style:font-size-asian="5.69999980926514pt" style:font-family-complex="Tahoma" style:font-pitch-complex="variable" style:font-size-complex="5.69999980926514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fcc" draw:fill-color="#ffffcc"/>
      <style:text-properties fo:font-family="Albany" style:font-family-generic="swiss" style:font-pitch="variable" fo:font-size="5.69999980926514pt" style:font-family-asian="'Andale Sans UI'" style:font-pitch-asian="variable" style:font-size-asian="5.69999980926514pt" style:font-family-complex="Tahoma" style:font-pitch-complex="variable" style:font-size-complex="5.69999980926514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lbany" style:font-family-generic="swiss" style:font-pitch="variable" fo:font-size="5.69999980926514pt" style:font-family-asian="'Andale Sans UI'" style:font-pitch-asian="variable" style:font-size-asian="5.69999980926514pt" style:font-family-complex="Tahoma" style:font-pitch-complex="variable" style:font-size-complex="5.69999980926514pt"/>
    </style:style>
    <style:style style:name="ch11" style:family="chart">
      <style:graphic-properties draw:stroke="none" draw:fill="solid" draw:fill-color="#d9d9d9"/>
    </style:style>
    <style:style style:name="ch12" style:family="chart">
      <style:graphic-properties draw:stroke="none" draw:fill-color="#999999"/>
    </style:style>
  </office:automatic-styles>
  <office:body>
    <office:chart>
      <chart:chart svg:width="11.32cm" svg:height="6.669cm" chart:class="chart:scatter" chart:style-name="ch1">
        <chart:title svg:x="3.851cm" svg:y="0.132cm" chart:style-name="ch2">
          <text:p>xy_Chart_B-Spline</text:p>
        </chart:title>
        <chart:legend chart:legend-position="end" svg:x="9.767cm" svg:y="2.864cm" chart:style-name="ch3"/>
        <chart:plot-area chart:style-name="ch4" table:cell-range-address="Sheet1.$B$4:.$F$16" chart:data-source-has-labels="both" chart:table-number-list="0" svg:x="0.226cm" svg:y="0.883cm" svg:width="9.09cm" svg:height="5.654cm">
          <chart:axis chart:dimension="x" chart:name="primary-x" chart:style-name="ch5">
            <chart:title svg:x="5.22cm" svg:y="6.183cm" chart:style-name="ch6">
              <text:p>Hamburg</text:p>
            </chart:title>
            <chart:categories table:cell-range-address="local-table.A2:.A13"/>
          </chart:axis>
          <chart:axis chart:dimension="y" chart:name="primary-y" chart:style-name="ch7">
            <chart:title svg:x="0.226cm" svg:y="3.871cm" chart:style-name="ch6">
              <text:p>Y axis title</text:p>
            </chart:title>
            <chart:grid chart:class="major"/>
          </chart:axis>
          <chart:series chart:style-name="ch8">
            <chart:domain/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